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6pt" style:font-size-asian="36pt" style:font-name-complex="Times New Roman1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6pt" style:font-size-asian="36pt" style:font-name-complex="Times New Roman1" style:font-size-complex="36pt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font-name-asian="F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top="0cm" fo:margin-bottom="0.353cm" loext:contextual-spacing="false" fo:text-align="center" style:justify-single-word="false"/>
    </style:style>
    <style:style style:name="P9" style:family="paragraph" style:parent-style-name="Standard" style:master-page-name="Standard">
      <style:paragraph-properties style:page-number="auto"/>
      <style:text-properties style:font-name="Times New Roman" fo:font-size="36pt" style:font-size-asian="36pt" style:font-name-complex="Times New Roman1" style:font-size-complex="36pt"/>
    </style:style>
    <style:style style:name="T1" style:family="text">
      <style:text-properties style:font-name="Times New Roman" fo:font-size="36pt" style:font-size-asian="36pt" style:font-name-complex="Times New Roman1" style:font-size-complex="36pt"/>
    </style:style>
    <style:style style:name="T2" style:family="text">
      <style:text-properties style:font-name="Times New Roman" fo:font-size="36pt" fo:font-weight="bold" style:font-size-asian="36pt" style:font-weight-asian="bold" style:font-name-complex="Times New Roman1" style:font-size-complex="36pt"/>
    </style:style>
    <style:style style:name="T3" style:family="text">
      <style:text-properties style:font-name="Times New Roman" fo:font-size="18pt" style:font-size-asian="18pt" style:font-name-complex="Times New Roman1" style:font-size-complex="18pt"/>
    </style:style>
    <style:style style:name="T4" style:family="text">
      <style:text-properties style:font-name="Times New Roman" fo:font-size="18pt" officeooo:rsid="001c6f71" style:font-size-asian="18pt" style:font-name-complex="Times New Roman1" style:font-size-complex="18pt"/>
    </style:style>
    <style:style style:name="T5" style:family="text">
      <style:text-properties style:font-name="Times New Roman" fo:font-size="18pt" officeooo:rsid="001d654f" style:font-size-asian="18pt" style:font-name-complex="Times New Roman1" style:font-size-complex="18pt"/>
    </style:style>
    <style:style style:name="T6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7" style:family="text">
      <style:text-properties style:font-name="Times New Roman" fo:font-size="16pt" fo:font-weight="normal" officeooo:rsid="001ecb83" style:font-size-asian="16pt" style:font-weight-asian="normal" style:font-name-complex="Times New Roman1" style:font-size-complex="16pt" style:font-weight-complex="normal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18002f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83b09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16c2eb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a27ec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1bb3e7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1ecb83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206f72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21fa37" style:font-size-asian="14pt" style:font-name-complex="Times New Roman1" style:font-size-complex="14pt"/>
    </style:style>
    <style:style style:name="T18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215acf" style:font-name-asian="F" style:font-size-asian="14pt" style:font-name-complex="Times New Roman1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><text:span text:style-name="T1">Relatório de Computação Gráfica</text:span></text:p>
      <text:p text:style-name="P2"/>
      <text:p text:style-name="P2"/>
      <text:p text:style-name="P6"><text:span text:style-name="T2">Trabalho 2</text:span></text:p>
      <text:p text:style-name="P2"/>
      <text:p text:style-name="P2"/>
      <text:p text:style-name="P2"/>
      <text:p text:style-name="P7"><text:span text:style-name="T3">Choyoung Lim, </text:span><text:span text:style-name="T4">6436060</text:span></text:p>
      <text:p text:style-name="P7"><text:span text:style-name="T3">Guilherme Correa Fernandes, 9278174</text:span></text:p>
      <text:p text:style-name="P7"><text:span text:style-name="T3">Rafael Olivier Cardoso, </text:span><text:span text:style-name="T5">9436166</text:span></text:p>
      <text:p text:style-name="P7"><text:span text:style-name="T3">William Quelho Ferreira, 9293421</text:span></text:p>
      <text:p text:style-name="P1"/>
      <text:p text:style-name="Standard"><text:soft-page-break/><text:span text:style-name="T6">Enunciado do trabalho</text:span><text:span text:style-name="T8">:</text:span><text:span text:style-name="T9"> </text:span><text:span text:style-name="T12">Confeccionar uma aplicação interativa utilizando a API OpenGL que permite que o usuário controle uma nave defensora, utilizando as setas do teclado, e atirar, utilizando a barra de espaço. </text:span><text:span text:style-name="T10">Existe também um conjunto de 25 naves inimigas que se aproximam da </text:span><text:span text:style-name="T13">b</text:span><text:span text:style-name="T10">a</text:span><text:span text:style-name="T13">s</text:span><text:span text:style-name="T10">e do jogador enquanto de movimentam lateralmente e eventualmente atiram contra a nave defensora. Sempre que o jogador acerta um tiro em uma nave atacante, </text:span><text:span text:style-name="T13">ela</text:span><text:span text:style-name="T10"> é destruída. </text:span><text:span text:style-name="T11">O jogo acaba quando todas as naves forem destruídas, quando a nave do jogador for atingida por três tiros ou quando uma nave atacante alcançar a base defensora.</text:span></text:p>
      <text:p text:style-name="P3"/>
      <text:p text:style-name="Standard"><text:span text:style-name="T6">Plataforma utilizada</text:span><text:span text:style-name="T8">:</text:span><text:span text:style-name="T9"> O referido trabalho foi confeccionado no sistema operacional Manjaro GNU/Linux 4.4.67-1. As ferramentas utilizadas foram o editor de texto VIM, em conjunto com o compilador GCC e Makefile. O projeto foi feito utilizando a linguagem C </text:span><text:span text:style-name="T14">e a API OpenGL</text:span><text:span text:style-name="T9">.</text:span></text:p>
      <text:p text:style-name="Standard"><text:span text:style-name="T9"/></text:p>
      <text:p text:style-name="Standard"><text:span text:style-name="T6">Principais dificuldades: </text:span><text:span text:style-name="T7">O projeto apresentou duas principais dificuldades, desenhar e movimentar a matriz de inimigos, e detectar as colisões entre as naves e os tiros.</text:span></text:p>
      <text:p text:style-name="P3"/>
      <text:p text:style-name="Standard"><text:span text:style-name="T6">Divisão de tarefas:</text:span><text:span text:style-name="T9"> </text:span><text:span text:style-name="T15">O grupo foi dividido em duas duplas, a primeira, composta por William e Cho foi responsável por implementar a matriz de inimigos, enquanto Guilherme e Rafael implementaram a detecção de colisão. Ao final da implementação, todos revisaram o código e fize</text:span><text:span text:style-name="T16">ram</text:span><text:span text:style-name="T15"> juntos o relatório.</text:span></text:p>
      <text:p text:style-name="P3"/>
      <text:p text:style-name="Standard"><text:span text:style-name="T6">Tempo:</text:span><text:span text:style-name="T9"> Para a realização deste trabalho foi preciso trabalhar por 5</text:span><text:span text:style-name="T18"> dias, </text:span><text:span text:style-name="T19">contando desde as primeiras discussões sobre o projeto, até sua finalização. A implementação demorou em torno de 2 dias.</text:span></text:p>
      <text:p text:style-name="P5"/>
      <text:p text:style-name="Standard"><text:span text:style-name="T8">Trecho de código que o grupo julga mais importante:</text:span><text:span text:style-name="T9"> O grupo acredita que o código a seguir foi a peça principal no referido trabalho.</text:span></text:p>
      <text:p text:style-name="P3"><text:soft-page-break/></text:p>
      <text:p text:style-name="P6"><text:span text:style-name="T9">&lt;&lt;TRECHOS_DE_CÓDIGO&gt;&gt;</text:span></text:p>
      <text:p text:style-name="P4"/>
      <text:p text:style-name="Standard"><text:span text:style-name="T6">Demonstração de funcionalidades:</text:span><text:span text:style-name="T9"> </text:span><text:bookmark text:name="_GoBack"/><text:span text:style-name="T17">O usuário controla a nave defensora, movimentando-a com as setas e atirando com a barra de espaço. O objetivo do jogo é eliminar todas as naves inimigas, antes que cheguem na nave do jogador, atirando nelas, enquanto precisa também desviar dos tiros disparados pelas naves inimigas.</text:span></text:p>
      <text:p text:style-name="P3"/>
      <text:p text:style-name="P6"><text:span text:style-name="T9">&lt;&lt;PRINTS&gt;&gt;</text:span>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2:35:00</meta:creation-date>
    <meta:initial-creator>Rodrigo</meta:initial-creator>
    <dc:language>pt-BR</dc:language>
    <dc:date>2017-05-20T16:15:02.965864971</dc:date>
    <meta:editing-cycles>19</meta:editing-cycles>
    <meta:editing-duration>PT1H52M59S</meta:editing-duration>
    <meta:generator>LibreOffice/5.2.2.2$Linux_X86_64 LibreOffice_project/20m0$Build-2</meta:generator>
    <meta:document-statistic meta:table-count="0" meta:image-count="0" meta:object-count="0" meta:page-count="3" meta:paragraph-count="15" meta:word-count="341" meta:character-count="2183" meta:non-whitespace-character-count="18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